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778cm"/>
    </style:style>
    <style:style style:name="gr5" style:family="graphic" style:parent-style-name="objectwithoutfill">
      <style:graphic-properties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67cm"/>
    </style:style>
    <style:style style:name="gr8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color="#ff0000"/>
    </style:style>
    <style:style style:name="P5" style:family="paragraph">
      <style:text-properties fo:color="#ff0000" fo:font-size="12pt" style:font-size-asian="12pt" style:font-size-complex="12pt"/>
    </style:style>
    <style:style style:name="P6" style:family="paragraph">
      <style:text-properties fo:color="#000000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/>
    </style:style>
    <style:style style:name="T4" style:family="text">
      <style:text-properties fo:color="#ff0000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892cm" svg:height="2.478cm" draw:transform="rotate (-0.862192650485036) translate (5.064cm 8.62cm)" svg:viewBox="0 0 2893 2479" svg:d="m0 0c771 661 964 826 2893 2479">
          <text:p/>
        </draw:path>
        <draw:rect draw:style-name="gr2" draw:text-style-name="P2" draw:layer="layout" svg:width="3.048cm" svg:height="2.54cm" svg:x="3.54cm" svg:y="6.08cm">
          <text:p text:style-name="P2"><text:span text:style-name="T1">(...)</text:span></text:p>
        </draw:rect>
        <draw:rect draw:style-name="gr2" draw:text-style-name="P2" draw:layer="layout" svg:width="3.048cm" svg:height="0.508cm" svg:x="3.54cm" svg:y="6.08cm">
          <text:p text:style-name="P2"><text:span text:style-name="T1">rxNoteList</text:span></text:p>
        </draw:rect>
        <draw:rect draw:style-name="gr2" draw:text-style-name="P2" draw:layer="layout" svg:width="3.048cm" svg:height="2.54cm" svg:x="15.732cm" svg:y="9.382cm">
          <text:p text:style-name="P2"><text:span text:style-name="T1">(...)</text:span></text:p>
        </draw:rect>
        <draw:rect draw:style-name="gr2" draw:text-style-name="P2" draw:layer="layout" svg:width="3.048cm" svg:height="0.508cm" svg:x="15.732cm" svg:y="9.382cm">
          <text:p text:style-name="P2"><text:span text:style-name="T1">noteOnInList</text:span></text:p>
        </draw:rect>
        <draw:rect draw:style-name="gr2" draw:text-style-name="P2" draw:layer="layout" svg:width="3.048cm" svg:height="2.54cm" svg:x="3.54cm" svg:y="12.43cm">
          <text:p text:style-name="P2"><text:span text:style-name="T1">(...)</text:span></text:p>
        </draw:rect>
        <draw:rect draw:style-name="gr2" draw:text-style-name="P2" draw:layer="layout" svg:width="3.048cm" svg:height="1.016cm" svg:x="3.54cm" svg:y="12.43cm">
          <text:p text:style-name="P2"><text:span text:style-name="T1">NoteOnRecordList</text:span></text:p>
          <text:p text:style-name="P2"><text:span text:style-name="T1">Also records to file</text:span></text:p>
        </draw:rect>
        <draw:rect draw:style-name="gr2" draw:text-style-name="P2" draw:layer="layout" svg:width="3.048cm" svg:height="2.54cm" svg:x="15.478cm" svg:y="15.224cm">
          <text:p text:style-name="P2"><text:span text:style-name="T1">(...)</text:span></text:p>
        </draw:rect>
        <draw:rect draw:style-name="gr2" draw:text-style-name="P2" draw:layer="layout" svg:width="3.048cm" svg:height="0.508cm" svg:x="15.478cm" svg:y="15.224cm">
          <text:p text:style-name="P2"><text:span text:style-name="T1">noteOnOutList</text:span></text:p>
        </draw:rect>
        <draw:rect draw:style-name="gr2" draw:text-style-name="P2" draw:layer="layout" svg:width="3.048cm" svg:height="0.508cm" svg:x="17.256cm" svg:y="3.54cm" draw:corner-radius="0.254cm">
          <text:p text:style-name="P2"><text:span text:style-name="T1">.pushObject()</text:span></text:p>
        </draw:rect>
        <draw:rect draw:style-name="gr2" draw:text-style-name="P2" draw:layer="layout" svg:width="3.048cm" svg:height="0.508cm" svg:x="17.256cm" svg:y="4.302cm" draw:corner-radius="0.254cm">
          <text:p text:style-name="P2"><text:span text:style-name="T1">.dropObject()</text:span></text:p>
        </draw:rect>
        <draw:path draw:style-name="gr1" draw:text-style-name="P1" draw:layer="layout" svg:width="2.589cm" svg:height="1.137cm" draw:transform="rotate (-0.862192650485036) translate (4.24257909970458cm 3.37322554127409cm)" svg:viewBox="0 0 2590 1138" svg:d="m0 256c165-193 661-771 2590 882">
          <text:p/>
        </draw:path>
        <draw:rect draw:style-name="gr2" draw:text-style-name="P2" draw:layer="layout" svg:width="2.54cm" svg:height="1.016cm" svg:x="1.508cm" svg:y="3.032cm">
          <text:p text:style-name="P2"><text:span text:style-name="T1">Any Note On</text:span></text:p>
          <text:p text:style-name="P2"><text:span text:style-name="T1">Or Off by MIDI</text:span></text:p>
        </draw:rect>
        <draw:rect draw:style-name="gr2" draw:text-style-name="P2" draw:layer="layout" svg:width="3.048cm" svg:height="0.508cm" svg:x="3.286cm" svg:y="4.81cm" draw:corner-radius="0.254cm">
          <text:p text:style-name="P2"><text:span text:style-name="T1">.pushObject()</text:span></text:p>
        </draw:rect>
        <draw:rect draw:style-name="gr2" draw:text-style-name="P2" draw:layer="layout" svg:width="2.54cm" svg:height="1.016cm" svg:x="-1.54cm" svg:y="9.89cm">
          <text:p text:style-name="P2"><text:span text:style-name="T1">Record</text:span></text:p>
          <text:p text:style-name="P2"><text:span text:style-name="T1">Timer</text:span></text:p>
        </draw:rect>
        <draw:rect draw:style-name="gr2" draw:text-style-name="P2" draw:layer="layout" svg:width="2.54cm" svg:height="1.016cm" svg:x="17.002cm" svg:y="5.826cm">
          <text:p text:style-name="P2"><text:span text:style-name="T1">Playback</text:span></text:p>
          <text:p text:style-name="P2"><text:span text:style-name="T1">Timer</text:span></text:p>
        </draw:rect>
        <draw:rect draw:style-name="gr2" draw:text-style-name="P2" draw:layer="layout" svg:width="2.54cm" svg:height="1.016cm" svg:x="3.794cm" svg:y="9.382cm">
          <text:p text:style-name="P2"><text:span text:style-name="T1">New Record</text:span></text:p>
        </draw:rect>
        <draw:rect draw:style-name="gr2" draw:text-style-name="P2" draw:layer="layout" svg:width="2.54cm" svg:height="1.016cm" svg:x="3.794cm" svg:y="10.652cm">
          <text:p text:style-name="P2"><text:span text:style-name="T1">Recording</text:span></text:p>
        </draw:rect>
        <draw:rect draw:style-name="gr2" draw:text-style-name="P2" draw:layer="layout" svg:width="2.54cm" svg:height="1.016cm" svg:x="1cm" svg:y="16.494cm">
          <text:p text:style-name="P2"><text:span text:style-name="T1">Recording</text:span></text:p>
          <text:p text:style-name="P2"><text:span text:style-name="T1">Ended</text:span></text:p>
        </draw:rect>
      </draw:page>
      <draw:page draw:name="page2" draw:style-name="dp1" draw:master-page-name="Default">
        <draw:path draw:style-name="gr1" draw:text-style-name="P1" draw:layer="layout" svg:width="2.589cm" svg:height="0.881cm" draw:transform="rotate (-0.862192650485036) translate (7.858cm 8.62cm)" svg:viewBox="0 0 2590 882" svg:d="m0 0c579 496 1047-441 2590 882">
          <text:p/>
        </draw:path>
        <draw:rect draw:style-name="gr2" draw:text-style-name="P2" draw:layer="layout" svg:width="3.048cm" svg:height="2.54cm" svg:x="15.986cm" svg:y="21.32cm">
          <text:p text:style-name="P2"><text:span text:style-name="T1">Send Notes</text:span></text:p>
        </draw:rect>
        <draw:rect draw:style-name="gr2" draw:text-style-name="P2" draw:layer="layout" svg:width="9.144cm" svg:height="2.54cm" svg:x="4.81cm" svg:y="3.54cm">
          <text:p text:style-name="P2"><text:span text:style-name="T1">Receive Notes</text:span></text:p>
        </draw:rect>
        <draw:rect draw:style-name="gr2" draw:text-style-name="P2" draw:layer="layout" svg:width="3.048cm" svg:height="2.54cm" svg:x="3.286cm" svg:y="6.08cm">
          <text:p text:style-name="P2"><text:span text:style-name="T1">If new record,</text:span></text:p>
          <text:p text:style-name="P2"><text:span text:style-name="T1">save all</text:span></text:p>
          <text:p text:style-name="P2"><text:span text:style-name="T1">previously on</text:span></text:p>
        </draw:rect>
        <draw:rect draw:style-name="gr2" draw:text-style-name="P2" draw:layer="layout" svg:width="3.048cm" svg:height="2.54cm" svg:x="6.334cm" svg:y="6.08cm">
          <text:p text:style-name="P2"><text:span text:style-name="T1">If record,</text:span></text:p>
          <text:p text:style-name="P2"><text:span text:style-name="T1">save</text:span></text:p>
        </draw:rect>
        <draw:rect draw:style-name="gr2" draw:text-style-name="P2" draw:layer="layout" svg:width="3.048cm" svg:height="2.54cm" svg:x="12.43cm" svg:y="6.08cm">
          <text:p text:style-name="P2"><text:span text:style-name="T1">If output not</text:span></text:p>
          <text:p text:style-name="P2"><text:span text:style-name="T1">playing this note,</text:span></text:p>
          <text:p text:style-name="P2"><text:span text:style-name="T1">send it</text:span></text:p>
        </draw:rect>
        <draw:rect draw:style-name="gr2" draw:text-style-name="P2" draw:layer="layout" svg:width="9.144cm" svg:height="2.54cm" svg:x="4.81cm" svg:y="16.24cm">
          <text:p text:style-name="P2"><text:span text:style-name="T1">Playback Notes</text:span></text:p>
        </draw:rect>
        <draw:rect draw:style-name="gr2" draw:text-style-name="P2" draw:layer="layout" svg:width="3.048cm" svg:height="2.54cm" svg:x="9.382cm" svg:y="18.78cm">
          <text:p text:style-name="P2"><text:span text:style-name="T1">If output not</text:span></text:p>
          <text:p text:style-name="P2"><text:span text:style-name="T1">playing this note,</text:span></text:p>
          <text:p text:style-name="P2"><text:span text:style-name="T1">send it</text:span></text:p>
        </draw:rect>
        <draw:rect draw:style-name="gr2" draw:text-style-name="P2" draw:layer="layout" svg:width="3.048cm" svg:height="2.54cm" svg:x="9.382cm" svg:y="6.08cm">
          <text:p text:style-name="P2"><text:span text:style-name="T1">If record ended,</text:span></text:p>
          <text:p text:style-name="P2"><text:span text:style-name="T1">save note offs</text:span></text:p>
        </draw:rect>
        <draw:rect draw:style-name="gr2" draw:text-style-name="P2" draw:layer="layout" svg:width="3.048cm" svg:height="2.54cm" svg:x="8.366cm" svg:y="11.16cm">
          <text:p text:style-name="P2"><text:span text:style-name="T1">MidiDB</text:span></text:p>
        </draw:rect>
        <draw:path draw:style-name="gr1" draw:text-style-name="P1" draw:layer="layout" svg:width="4.407cm" svg:height="1.628cm" draw:transform="rotate (-0.862192650485036) translate (6.00541976060543cm 7.59540134666101cm)" svg:viewBox="0 0 4408 1629" svg:d="m0 1574c579 496 2865-2562 4408-1239">
          <text:p/>
        </draw:path>
        <draw:path draw:style-name="gr1" draw:text-style-name="P1" draw:layer="layout" svg:width="0.77cm" svg:height="3.002cm" draw:transform="rotate (-0.862192650485036) translate (10.906cm 8.62cm)" svg:viewBox="0 0 771 3003" svg:d="m0 0c579 496-771 1681 771 3003">
          <text:p/>
        </draw:path>
        <draw:path draw:style-name="gr1" draw:text-style-name="P1" draw:layer="layout" svg:width="12.121cm" svg:height="5.371cm" draw:transform="skewX (-5.72060709606438E-017) rotate (-0.862192650485036) translate (13.954cm 8.62cm)" svg:viewBox="0 0 12122 5372" svg:d="m0 0c3279 2810 7136 1432 12122 5372">
          <text:p/>
        </draw:path>
        <draw:path draw:style-name="gr1" draw:text-style-name="P1" draw:layer="layout" svg:width="1.597cm" svg:height="2.038cm" draw:transform="rotate (-0.862192650485036) translate (9.89cm 13.7cm)" svg:viewBox="0 0 1598 2039" svg:d="m0 0c579 496 55 716 1598 2039">
          <text:p/>
        </draw:path>
        <draw:path draw:style-name="gr1" draw:text-style-name="P1" draw:layer="layout" svg:width="3.966cm" svg:height="5.457cm" draw:transform="rotate (-0.862192650485036) translate (14.6965066717723cm 18.0711428542862cm)" svg:viewBox="0 0 3967 5458" svg:d="m0 4992c3086 2645 1267-6942 3967-4628">
          <text:p/>
        </draw:path>
        <draw:ellipse draw:style-name="gr3" draw:text-style-name="P1" draw:layer="layout" svg:width="2.039cm" svg:height="6.367cm" draw:transform="rotate (-0.523598775599386) translate (16.737cm 15.527cm)">
          <text:p/>
        </draw:ellipse>
        <draw:ellipse draw:style-name="gr3" draw:text-style-name="P1" draw:layer="layout" svg:width="4.116cm" svg:height="1.416cm" svg:x="6.588cm" svg:y="8.982cm">
          <text:p/>
        </draw:ellipse>
        <draw:frame draw:style-name="gr4" draw:layer="layout" svg:width="5.588cm" svg:height="2.028cm" svg:x="1.762cm" svg:y="10.91cm">
          <draw:text-box>
            <text:p>Track parity of note on/offs</text:p>
          </draw:text-box>
        </draw:frame>
        <draw:frame draw:style-name="gr4" draw:layer="layout" svg:width="5.588cm" svg:height="2.028cm" svg:x="9.636cm" svg:y="23.356cm">
          <draw:text-box>
            <text:p>Track parity of note on/offs</text:p>
          </draw:text-box>
        </draw:frame>
        <draw:line draw:style-name="gr5" draw:text-style-name="P1" draw:layer="layout" svg:x1="7.096cm" svg:y1="10.144cm" svg:x2="6.08cm" svg:y2="10.906cm">
          <text:p/>
        </draw:line>
        <draw:line draw:style-name="gr5" draw:text-style-name="P1" draw:layer="layout" svg:x1="14.462cm" svg:y1="21.574cm" svg:x2="13.446cm" svg:y2="23.352cm">
          <text:p/>
        </draw:line>
        <draw:line draw:style-name="gr5" draw:text-style-name="P1" draw:layer="layout" svg:x1="15.224cm" svg:y1="19.796cm" svg:x2="11.668cm" svg:y2="20.558cm">
          <text:p/>
        </draw:line>
        <draw:line draw:style-name="gr5" draw:text-style-name="P1" draw:layer="layout" svg:x1="16.494cm" svg:y1="17.51cm" svg:x2="14.462cm" svg:y2="8.366cm">
          <text:p/>
        </draw:line>
        <draw:line draw:style-name="gr5" draw:text-style-name="P1" draw:layer="layout" svg:x1="10.906cm" svg:y1="8.112cm" svg:x2="9.382cm" svg:y2="9.636cm">
          <text:p/>
        </draw:line>
        <draw:line draw:style-name="gr5" draw:text-style-name="P1" draw:layer="layout" svg:x1="4.81cm" svg:y1="8.112cm" svg:x2="7.858cm" svg:y2="9.636cm">
          <text:p/>
        </draw:line>
        <draw:line draw:style-name="gr5" draw:text-style-name="P1" draw:layer="layout" svg:x1="8.112cm" svg:y1="8.112cm" svg:x2="8.874cm" svg:y2="9.636cm">
          <text:p/>
        </draw:line>
      </draw:page>
      <draw:page draw:name="page3" draw:style-name="dp1" draw:master-page-name="Default">
        <draw:rect draw:style-name="gr2" draw:text-style-name="P3" draw:layer="layout" svg:width="1.016cm" svg:height="1.016cm" svg:x="15.732cm" svg:y="13.192cm" draw:corner-radius="5.588cm">
          <text:p text:style-name="P3"><text:span text:style-name="T2">+</text:span></text:p>
        </draw:rect>
        <draw:rect draw:style-name="gr2" draw:text-style-name="P2" draw:layer="layout" svg:width="1.524cm" svg:height="0.508cm" svg:x="18.018cm" svg:y="13.446cm">
          <text:p text:style-name="P2"><text:span text:style-name="T1">Out</text:span></text:p>
        </draw:rect>
        <draw:rect draw:style-name="gr2" draw:text-style-name="P2" draw:layer="layout" svg:width="1.524cm" svg:height="0.508cm" svg:x="2.778cm" svg:y="13.446cm">
          <text:p text:style-name="P2"><text:span text:style-name="T1">In</text:span></text:p>
        </draw:rect>
        <draw:path draw:style-name="gr1" draw:text-style-name="P1" draw:layer="layout" svg:width="7.217cm" svg:height="9.227cm" draw:transform="rotate (-0.862192650485036) translate (11.3088638255872cm 7.69439136241953cm)" svg:viewBox="0 0 7218 9228" svg:d="m0 9228c1322-1542 5014-9752 7218-9202">
          <text:p/>
        </draw:path>
        <draw:path draw:style-name="gr1" draw:text-style-name="P1" draw:layer="layout" svg:width="3.773cm" svg:height="2.853cm" draw:transform="rotate (-0.862192650485036) translate (6.46920953061319cm 11.84247677699cm)" svg:viewBox="0 0 3774 2854" svg:d="m0 2854c1322-1543 2231-3774 3774-2452">
          <text:p/>
        </draw:path>
        <draw:rect draw:style-name="gr2" draw:text-style-name="P2" draw:layer="layout" svg:width="1.524cm" svg:height="0.508cm" svg:x="7.858cm" svg:y="14.97cm">
          <text:p text:style-name="P2"><text:span text:style-name="T1">MidiDB</text:span></text:p>
        </draw:rect>
        <draw:rect draw:style-name="gr2" draw:text-style-name="P2" draw:layer="layout" svg:width="1.524cm" svg:height="0.508cm" svg:x="9.89cm" svg:y="14.97cm">
          <text:p text:style-name="P2"><text:span text:style-name="T1">MidiDB</text:span></text:p>
        </draw:rect>
        <draw:path draw:style-name="gr1" draw:text-style-name="P1" draw:layer="layout" svg:width="2.416cm" svg:height="4.849cm" draw:transform="rotate (-0.862192650485036) translate (14.1597023869349cm 11.6096790609547cm)" svg:viewBox="0 0 2417 4850" svg:d="m269 4850c-965-826 881-4931 2148-4849">
          <text:p/>
        </draw:path>
        <draw:frame draw:style-name="gr4" draw:layer="layout" svg:width="5.588cm" svg:height="2.028cm" svg:x="8.112cm" svg:y="10.148cm">
          <draw:text-box>
            <text:p>All new notes get sent to the output</text:p>
          </draw:text-box>
        </draw:frame>
        <draw:frame draw:style-name="gr4" draw:layer="layout" svg:width="5.588cm" svg:height="2.028cm" svg:x="2.778cm" svg:y="15.732cm">
          <draw:text-box>
            <text:p>If recording, save notes as well</text:p>
          </draw:text-box>
        </draw:frame>
        <draw:frame draw:style-name="gr4" draw:layer="layout" svg:width="5.588cm" svg:height="2.028cm" svg:x="10.144cm" svg:y="15.986cm">
          <draw:text-box>
            <text:p>If playing, send output notes</text:p>
          </draw:text-box>
        </draw:frame>
        <draw:frame draw:style-name="gr4" draw:layer="layout" svg:width="4.572cm" svg:height="4.523cm" svg:x="15.224cm" svg:y="15.224cm">
          <draw:text-box>
            <text:p>Retrigger new same notes,</text:p>
            <text:p>Exclude note offs if new not on hasn't finished</text:p>
          </draw:text-box>
        </draw:frame>
        <draw:path draw:style-name="gr1" draw:text-style-name="P1" draw:layer="layout" svg:width="0.825cm" svg:height="0.963cm" draw:transform="rotate (-0.862192650485036) translate (17.4801460060387cm 13.0724749777812cm)" svg:viewBox="0 0 826 964" svg:d="m0 964c496-578 331-385 826-964">
          <text:p/>
        </draw:path>
        <draw:frame draw:style-name="gr4" draw:text-style-name="P4" draw:layer="layout" svg:width="5.588cm" svg:height="2.028cm" svg:x="2.778cm" svg:y="17.006cm">
          <draw:text-box>
            <text:p text:style-name="P4"><text:span text:style-name="T3">Use LL to track unfinished ons</text:span></text:p>
          </draw:text-box>
        </draw:frame>
        <draw:frame draw:style-name="gr4" draw:text-style-name="P4" draw:layer="layout" svg:width="5.588cm" svg:height="2.028cm" svg:x="15.224cm" svg:y="19.542cm">
          <draw:text-box>
            <text:p text:style-name="P4"><text:span text:style-name="T3">Use LL to track unfinished ons</text:span></text:p>
          </draw:text-box>
        </draw:frame>
      </draw:page>
      <draw:page draw:name="page4" draw:style-name="dp1" draw:master-page-name="Default">
        <draw:line draw:style-name="gr6" draw:text-style-name="P1" draw:layer="layout" svg:x1="6.08cm" svg:y1="7.858cm" svg:x2="8.62cm" svg:y2="7.858cm">
          <text:p/>
        </draw:line>
        <draw:line draw:style-name="gr6" draw:text-style-name="P1" draw:layer="layout" svg:x1="6.08cm" svg:y1="7.858cm" svg:x2="6.08cm" svg:y2="8.62cm">
          <text:p/>
        </draw:line>
        <draw:line draw:style-name="gr6" draw:text-style-name="P1" draw:layer="layout" svg:x1="3.54cm" svg:y1="8.62cm" svg:x2="6.08cm" svg:y2="8.62cm">
          <text:p/>
        </draw:line>
        <draw:line draw:style-name="gr6" draw:text-style-name="P1" draw:layer="layout" svg:x1="8.62cm" svg:y1="8.62cm" svg:x2="13.7cm" svg:y2="8.62cm">
          <text:p/>
        </draw:line>
        <draw:line draw:style-name="gr6" draw:text-style-name="P1" draw:layer="layout" svg:x1="8.62cm" svg:y1="7.858cm" svg:x2="8.62cm" svg:y2="8.62cm">
          <text:p/>
        </draw:line>
        <draw:line draw:style-name="gr6" draw:text-style-name="P1" draw:layer="layout" svg:x1="7.35cm" svg:y1="9.128cm" svg:x2="9.89cm" svg:y2="9.128cm">
          <text:p/>
        </draw:line>
        <draw:line draw:style-name="gr6" draw:text-style-name="P1" draw:layer="layout" svg:x1="7.35cm" svg:y1="9.128cm" svg:x2="7.35cm" svg:y2="9.89cm">
          <text:p/>
        </draw:line>
        <draw:line draw:style-name="gr6" draw:text-style-name="P1" draw:layer="layout" svg:x1="3.54cm" svg:y1="9.89cm" svg:x2="7.35cm" svg:y2="9.89cm">
          <text:p/>
        </draw:line>
        <draw:line draw:style-name="gr6" draw:text-style-name="P1" draw:layer="layout" svg:x1="9.89cm" svg:y1="9.89cm" svg:x2="13.7cm" svg:y2="9.89cm">
          <text:p/>
        </draw:line>
        <draw:line draw:style-name="gr6" draw:text-style-name="P1" draw:layer="layout" svg:x1="9.89cm" svg:y1="9.128cm" svg:x2="9.89cm" svg:y2="9.89cm">
          <text:p/>
        </draw:line>
        <draw:frame draw:style-name="gr7" draw:layer="layout" svg:width="1.016cm" svg:height="1.217cm" svg:x="2.524cm" svg:y="7.604cm">
          <draw:text-box>
            <text:p>A</text:p>
          </draw:text-box>
        </draw:frame>
        <draw:frame draw:style-name="gr7" draw:layer="layout" svg:width="1.016cm" svg:height="1.217cm" svg:x="2.524cm" svg:y="8.874cm">
          <draw:text-box>
            <text:p>B</text:p>
          </draw:text-box>
        </draw:frame>
        <draw:frame draw:style-name="gr7" draw:layer="layout" svg:width="2.032cm" svg:height="1.217cm" svg:x="1.762cm" svg:y="11.467cm">
          <draw:text-box>
            <text:p>OUT</text:p>
          </draw:text-box>
        </draw:frame>
        <draw:line draw:style-name="gr6" draw:text-style-name="P1" draw:layer="layout" svg:x1="7.35cm" svg:y1="11.668cm" svg:x2="9.89cm" svg:y2="11.668cm">
          <text:p/>
        </draw:line>
        <draw:line draw:style-name="gr6" draw:text-style-name="P1" draw:layer="layout" svg:x1="7.35cm" svg:y1="11.668cm" svg:x2="7.35cm" svg:y2="12.43cm">
          <text:p/>
        </draw:line>
        <draw:line draw:style-name="gr6" draw:text-style-name="P1" draw:layer="layout" svg:x1="3.54cm" svg:y1="12.43cm" svg:x2="6.08cm" svg:y2="12.43cm">
          <text:p/>
        </draw:line>
        <draw:line draw:style-name="gr6" draw:text-style-name="P1" draw:layer="layout" svg:x1="9.89cm" svg:y1="12.43cm" svg:x2="13.7cm" svg:y2="12.43cm">
          <text:p/>
        </draw:line>
        <draw:line draw:style-name="gr6" draw:text-style-name="P1" draw:layer="layout" svg:x1="9.89cm" svg:y1="11.668cm" svg:x2="9.89cm" svg:y2="12.43cm">
          <text:p/>
        </draw:line>
        <draw:line draw:style-name="gr6" draw:text-style-name="P1" draw:layer="layout" svg:x1="6.08cm" svg:y1="11.668cm" svg:x2="7.35cm" svg:y2="11.668cm">
          <text:p/>
        </draw:line>
        <draw:line draw:style-name="gr6" draw:text-style-name="P1" draw:layer="layout" svg:x1="6.08cm" svg:y1="11.668cm" svg:x2="6.08cm" svg:y2="12.43cm">
          <text:p/>
        </draw:line>
        <draw:frame draw:style-name="gr7" draw:layer="layout" svg:width="12.192cm" svg:height="1.217cm" svg:x="1.762cm" svg:y="4.556cm">
          <draw:text-box>
            <text:p>Adding two events</text:p>
          </draw:text-box>
        </draw:frame>
      </draw:page>
      <draw:page draw:name="page5" draw:style-name="dp1" draw:master-page-name="Default">
        <draw:path draw:style-name="gr8" draw:text-style-name="P1" draw:layer="layout" svg:width="5.839cm" svg:height="6.033cm" draw:transform="rotate (-0.862192650485036) translate (11.6771536309677cm 9.7734764509403cm)" svg:viewBox="0 0 5840 6034" svg:d="m0 6034c2149-2507 4959-3444 5840-6034">
          <text:p/>
        </draw:path>
        <draw:path draw:style-name="gr8" draw:text-style-name="P1" draw:layer="layout" svg:width="2.044cm" svg:height="5.481cm" draw:transform="rotate (-0.862192650485036) translate (15.4001747111647cm 14.6251996775075cm)" svg:viewBox="0 0 2045 5482" svg:d="m1442 5482c2149-2507-2204-2892-1322-5482">
          <text:p/>
        </draw:path>
        <draw:rect draw:style-name="gr2" draw:text-style-name="P2" draw:layer="layout" svg:width="5.08cm" svg:height="1.017cm" draw:transform="rotate (1.5707963267946) translate (13.699cm 16.24cm)">
          <text:p text:style-name="P2"><text:span text:style-name="T1">txNoteList</text:span></text:p>
        </draw:rect>
        <draw:rect draw:style-name="gr2" draw:text-style-name="P2" draw:layer="layout" svg:width="5.079cm" svg:height="1.017cm" draw:transform="rotate (1.5707963267946) translate (1.761cm 16.24cm)">
          <text:p text:style-name="P2"><text:span text:style-name="T1">rxNoteList</text:span></text:p>
        </draw:rect>
        <draw:rect draw:style-name="gr2" draw:text-style-name="P2" draw:layer="layout" svg:width="5.079cm" svg:height="1.017cm" draw:transform="rotate (1.5707963267946) translate (6.079cm 16.24cm)">
          <text:p text:style-name="P2"><text:span text:style-name="T1">noteOnInList</text:span></text:p>
        </draw:rect>
        <draw:rect draw:style-name="gr2" draw:text-style-name="P2" draw:layer="layout" svg:width="5.079cm" svg:height="1.017cm" draw:transform="rotate (1.5707963267946) translate (11.16cm 21.828cm)">
          <text:p text:style-name="P2"><text:span text:style-name="T1">noteOnPlayList</text:span></text:p>
        </draw:rect>
        <draw:rect draw:style-name="gr2" draw:text-style-name="P2" draw:layer="layout" svg:width="5.079cm" svg:height="1.017cm" draw:transform="rotate (1.5707963267946) translate (6.08cm 21.827cm)">
          <text:p text:style-name="P2"><text:span text:style-name="T1">noteOnRecordList</text:span></text:p>
        </draw:rect>
        <draw:path draw:style-name="gr1" draw:text-style-name="P1" draw:layer="layout" svg:width="0.971cm" svg:height="1.173cm" draw:transform="rotate (-0.862192650485036) translate (5.44742217620522cm 12.9359587892091cm)" svg:viewBox="0 0 972 1174" svg:d="m0 1174c1322-1543 476-595 972-1174">
          <text:p/>
        </draw:path>
        <draw:path draw:style-name="gr1" draw:text-style-name="P1" draw:layer="layout" svg:width="3.305cm" svg:height="1.039cm" draw:transform="rotate (-0.862192650485036) translate (4.63724118982893cm 13.8843678787674cm)" svg:viewBox="0 0 3306 1040" svg:d="m0 107c496-579 2810 1405 3306 826">
          <text:p/>
        </draw:path>
        <draw:line draw:style-name="gr9" draw:text-style-name="P1" draw:layer="layout" svg:x1="7.096cm" svg:y1="19.288cm" svg:x2="11.16cm" svg:y2="19.288cm">
          <text:p/>
        </draw:line>
        <draw:path draw:style-name="gr1" draw:text-style-name="P1" draw:layer="layout" svg:width="6.535cm" svg:height="7.455cm" draw:transform="skewX (-1.52896198426395E-016) rotate (-0.862192650485036) translate (9.44654413692562cm 7.72140789331306cm)" svg:viewBox="0 0 6536 7456" svg:d="m1184 7456c-2637-3599-874-4095 5352-7456">
          <text:p/>
        </draw:path>
        <draw:rect draw:style-name="gr2" draw:text-style-name="P2" draw:layer="layout" svg:width="2.54cm" svg:height="1.017cm" draw:transform="rotate (1.5707963267946) translate (3.539cm 14.97cm)">
          <text:p text:style-name="P2"><text:span text:style-name="T1">Input parser</text:span></text:p>
        </draw:rect>
        <draw:rect draw:style-name="gr2" draw:text-style-name="P2" draw:layer="layout" svg:width="2.54cm" svg:height="1.017cm" draw:transform="rotate (1.5707963267946) translate (15.478cm 14.97cm)">
          <text:p text:style-name="P2"><text:span text:style-name="T1">Output parser</text:span></text:p>
        </draw:rect>
        <draw:path draw:style-name="gr1" draw:text-style-name="P1" draw:layer="layout" svg:width="0.495cm" svg:height="0.578cm" draw:transform="rotate (-0.862192650485036) translate (3.2172876036232cm 13.3234849866687cm)" svg:viewBox="0 0 496 579" svg:d="m0 579c146-210 165-193 496-579">
          <text:p/>
        </draw:path>
        <draw:path draw:style-name="gr1" draw:text-style-name="P1" draw:layer="layout" svg:width="0.495cm" svg:height="0.578cm" draw:transform="rotate (-0.862192650485036) translate (15.1552876036232cm 13.3234849866687cm)" svg:viewBox="0 0 496 579" svg:d="m0 579c146-210 165-193 496-579">
          <text:p/>
        </draw:path>
        <draw:path draw:style-name="gr1" draw:text-style-name="P1" draw:layer="layout" svg:width="0.58cm" svg:height="2.313cm" draw:transform="rotate (-0.862192650485036) translate (13.6275132025284cm 15.3934282022545cm)" svg:viewBox="0 0 581 2314" svg:d="m470 2314c495-578-855-1735-359-2314">
          <text:p/>
        </draw:path>
        <draw:frame draw:style-name="gr10" draw:text-style-name="P5" draw:layer="layout" svg:width="4.826cm" svg:height="0.762cm" svg:x="14.208cm" svg:y="17.256cm">
          <draw:text-box>
            <text:p text:style-name="P5"><text:span text:style-name="T4">Red: Checks on state</text:span></text:p>
          </draw:text-box>
        </draw:frame>
      </draw:page>
      <draw:page draw:name="page6" draw:style-name="dp1" draw:master-page-name="Default">
        <draw:path draw:style-name="gr8" draw:text-style-name="P1" draw:layer="layout" svg:width="9.631cm" svg:height="9.139cm" draw:transform="rotate (-0.862192650485036) translate (11.7488525924646cm 8.4188269356622cm)" svg:viewBox="0 0 9632 9140" svg:d="m0 9140c2149-2507 8750-6550 9632-9140">
          <text:p/>
        </draw:path>
        <draw:path draw:style-name="gr8" draw:text-style-name="P1" draw:layer="layout" svg:width="1.321cm" svg:height="6.225cm" draw:transform="rotate (-0.862192650485036) translate (17.1565024798953cm 15.23604031673cm)" svg:viewBox="0 0 1322 6226" svg:d="m0 6226c992-1157 1267-4601 1322-6226">
          <text:p/>
        </draw:path>
        <draw:rect draw:style-name="gr2" draw:text-style-name="P2" draw:layer="layout" svg:width="5.079cm" svg:height="1.017cm" draw:transform="rotate (1.5707963267946) translate (2.014cm 16.24cm)">
          <text:p text:style-name="P2"><text:span text:style-name="T1">rxNoteList</text:span></text:p>
        </draw:rect>
        <draw:rect draw:style-name="gr2" draw:text-style-name="P2" draw:layer="layout" svg:width="5.079cm" svg:height="1.017cm" draw:transform="rotate (1.5707963267946) translate (3.793cm 16.24cm)">
          <text:p text:style-name="P2"><text:span text:style-name="T1">noteOnInList</text:span></text:p>
        </draw:rect>
        <draw:rect draw:style-name="gr2" draw:text-style-name="P2" draw:layer="layout" svg:width="5.079cm" svg:height="1.017cm" draw:transform="rotate (1.5707963267946) translate (11.413cm 21.828cm)">
          <text:p text:style-name="P2"><text:span text:style-name="T1">noteOnPlayList</text:span></text:p>
        </draw:rect>
        <draw:rect draw:style-name="gr2" draw:text-style-name="P2" draw:layer="layout" svg:width="5.079cm" svg:height="1.017cm" draw:transform="rotate (1.5707963267946) translate (6.333cm 21.827cm)">
          <text:p text:style-name="P2"><text:span text:style-name="T1">noteOnRecordList</text:span></text:p>
        </draw:rect>
        <draw:path draw:style-name="gr1" draw:text-style-name="P1" draw:layer="layout" svg:width="3.305cm" svg:height="1.039cm" draw:transform="rotate (-0.862192650485036) translate (4.89024118982893cm 14.6463678787674cm)" svg:viewBox="0 0 3306 1040" svg:d="m0 107c496-579 2810 1405 3306 826">
          <text:p/>
        </draw:path>
        <draw:line draw:style-name="gr11" draw:text-style-name="P1" draw:layer="layout" svg:x1="7.349cm" svg:y1="19.288cm" svg:x2="11.413cm" svg:y2="19.288cm">
          <text:p/>
        </draw:line>
        <draw:path draw:style-name="gr1" draw:text-style-name="P1" draw:layer="layout" svg:width="9.366cm" svg:height="9.366cm" draw:transform="rotate (-0.862192650485036) translate (10.1432984450271cm 5.0640229640933cm)" svg:viewBox="0 0 9367 9367" svg:d="m0 9367c2094-3223 7879-7631 9367-9367">
          <text:p/>
        </draw:path>
        <draw:rect draw:style-name="gr2" draw:text-style-name="P2" draw:layer="layout" svg:width="2.54cm" svg:height="1.017cm" svg:x="7.095cm" svg:y="10.651cm">
          <text:p text:style-name="P2"><text:span text:style-name="T1">Thru</text:span></text:p>
        </draw:rect>
        <draw:path draw:style-name="gr1" draw:text-style-name="P1" draw:layer="layout" svg:width="0.495cm" svg:height="0.578cm" draw:transform="rotate (-0.862192650485036) translate (3.4702876036232cm 13.3234849866687cm)" svg:viewBox="0 0 496 579" svg:d="m0 579c165-193 165-193 496-579">
          <text:p/>
        </draw:path>
        <draw:path draw:style-name="gr1" draw:text-style-name="P1" draw:layer="layout" svg:width="1.128cm" svg:height="4.049cm" draw:transform="rotate (-0.862192650485036) translate (15.5039730492224cm 14.6204293417977cm)" svg:viewBox="0 0 1129 4050" svg:d="m0 4050c496-579 634-3471 1129-4050">
          <text:p/>
        </draw:path>
        <draw:frame draw:style-name="gr10" draw:text-style-name="P5" draw:layer="layout" svg:width="4.826cm" svg:height="0.762cm" svg:x="14.715cm" svg:y="19.796cm">
          <draw:text-box>
            <text:p text:style-name="P5"><text:span text:style-name="T4">Red: Checks on state</text:span></text:p>
          </draw:text-box>
        </draw:frame>
        <draw:rect draw:style-name="gr12" draw:text-style-name="P1" draw:layer="layout" svg:width="9.144cm" svg:height="14.224cm" svg:x="1.253cm" svg:y="8.62cm">
          <text:p/>
        </draw:rect>
        <draw:frame draw:style-name="gr10" draw:text-style-name="P6" draw:layer="layout" svg:width="4.826cm" svg:height="0.762cm" svg:x="1.761cm" svg:y="8.874cm">
          <draw:text-box>
            <text:p text:style-name="P6"><text:span text:style-name="T5">Input thread</text:span></text:p>
          </draw:text-box>
        </draw:frame>
        <draw:rect draw:style-name="gr12" draw:text-style-name="P1" draw:layer="layout" svg:width="3.811cm" svg:height="6.35cm" svg:x="1.506cm" svg:y="10.398cm">
          <text:p/>
        </draw:rect>
        <draw:frame draw:style-name="gr10" draw:text-style-name="P6" draw:layer="layout" svg:width="3.556cm" svg:height="0.762cm" svg:x="1.761cm" svg:y="10.398cm">
          <draw:text-box>
            <text:p text:style-name="P6"><text:span text:style-name="T5">Represents key</text:span></text:p>
          </draw:text-box>
        </draw:frame>
        <draw:rect draw:style-name="gr2" draw:text-style-name="P2" draw:layer="layout" svg:width="5.079cm" svg:height="1.017cm" draw:transform="rotate (1.5707963267946) translate (16.239cm 16.494cm)">
          <text:p text:style-name="P2"><text:span text:style-name="T1">TxNoteList</text:span></text:p>
        </draw:rect>
        <draw:rect draw:style-name="gr2" draw:text-style-name="P2" draw:layer="layout" svg:width="5.079cm" svg:height="1.017cm" draw:transform="rotate (1.5707963267946) translate (18.018cm 16.494cm)">
          <text:p text:style-name="P2"><text:span text:style-name="T1">NoteOnOutList</text:span></text:p>
          <text:p text:style-name="P2"><text:span text:style-name="T1">Transmit</text:span></text:p>
        </draw:rect>
        <draw:path draw:style-name="gr8" draw:text-style-name="P1" draw:layer="layout" svg:width="0.495cm" svg:height="0.578cm" draw:transform="rotate (-0.862192650485036) translate (17.6952876036232cm 13.5774849866687cm)" svg:viewBox="0 0 496 579" svg:d="m0 579c165-193 165-193 496-579">
          <text:p/>
        </draw:path>
        <draw:rect draw:style-name="gr12" draw:text-style-name="P1" draw:layer="layout" svg:width="3.811cm" svg:height="6.35cm" svg:x="15.731cm" svg:y="10.652cm">
          <text:p/>
        </draw:rect>
        <draw:frame draw:style-name="gr10" draw:text-style-name="P6" draw:layer="layout" svg:width="4.064cm" svg:height="0.762cm" svg:x="15.732cm" svg:y="10.652cm">
          <draw:text-box>
            <text:p text:style-name="P6"><text:span text:style-name="T5">Represents Synth</text:span></text:p>
          </draw:text-box>
        </draw:frame>
        <draw:path draw:style-name="gr8" draw:text-style-name="P1" draw:layer="layout" svg:width="1.473cm" svg:height="3.525cm" draw:transform="rotate (-0.862192650485036) translate (7.4865338391271cm 10.643075943826cm)" svg:viewBox="0 0 1474 3526" svg:d="m0 3526c992-1157 1791-2479 1350-3526">
          <text:p/>
        </draw:path>
        <draw:rect draw:style-name="gr12" draw:text-style-name="P1" draw:layer="layout" svg:width="9.144cm" svg:height="14.224cm" svg:x="10.651cm" svg:y="8.62cm">
          <text:p/>
        </draw:rect>
        <draw:frame draw:style-name="gr10" draw:text-style-name="P6" draw:layer="layout" svg:width="4.826cm" svg:height="0.762cm" svg:x="10.905cm" svg:y="8.874cm">
          <draw:text-box>
            <text:p text:style-name="P6"><text:span text:style-name="T5">Output th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13H25M9S</meta:editing-duration>
    <meta:editing-cycles>6</meta:editing-cycles>
    <meta:generator>OpenOffice.org/3.4.1$Win32 OpenOffice.org_project/341m1$Build-9593</meta:generator>
    <dc:date>2015-12-28T02:04:01.39</dc:date>
    <meta:document-statistic meta:object-count="123"/>
  </office:meta>
</office:document-meta>
</file>